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super 58%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alue of pH = -log(H<text:span text:style-name="T3">+</text:span><text:span text:style-name="T2">)</text:span></text:p>
      <text:p text:style-name="Standard"><text:span text:style-name="T2"><draw:frame draw:style-name="fr1" draw:name="Object1" text:anchor-type="as-char" svg:y="-0.1484in" svg:width="0.6508in" svg:height="0.1902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Standard"><text:span text:style-name="T2">Units of pH are factors of 10, so 2 pH units is a factor of 10</text:span></text:p>
      <text:p text:style-name="Standard"><text:span text:style-name="T2">Water is considered neutral.</text:span></text:p>
      <text:p text:style-name="Standard"><text:span text:style-name="T2">When it comes to foods, acidic tastes sour and basic tastes bitter.</text:span></text:p>
      <text:p text:style-name="Standard"><text:span text:style-name="T2">Neutralization</text:span></text:p>
      <text:p text:style-name="Standard"><text:span text:style-name="T2">Acid + Base → Salt + H</text:span><text:span text:style-name="T1">2</text:span><text:span text:style-name="T2">O</text:span></text:p>
      <text:p text:style-name="Standard"><text:span text:style-name="T2"/></text:p>
      <text:p text:style-name="Standard"><text:span text:style-name="T2">Buffer – A substance that can act as either an acid or a base.</text:span></text:p>
      <text:p text:style-name="Standard"><text:span text:style-name="T2">The most common buffer system in living things is the Bicarbonate Buffer system. It works like this:</text:span></text:p>
      <text:p text:style-name="Standard"><text:span text:style-name="T2">H</text:span><text:span text:style-name="T1">2</text:span><text:span text:style-name="T2">O + CO</text:span><text:span text:style-name="T1">2</text:span><text:span text:style-name="T2"> ↔ H</text:span><text:span text:style-name="T1">2</text:span><text:span text:style-name="T2">CO</text:span><text:span text:style-name="T1">3</text:span><text:span text:style-name="T2"> ↔ H</text:span><text:span text:style-name="T3">+</text:span><text:span text:style-name="T2"> + HCO</text:span><text:span text:style-name="T1">3</text:span><text:span text:style-name="T3">-</text:span><text:span text:style-name="T2"> </text:span></text:p>
      <text:p text:style-name="Standard"><text:span text:style-name="T2">In a Eukaryotic cell, DNA is found in a definite structure.</text:span></text:p>
      <text:p text:style-name="Standard"><text:span text:style-name="T2">Kingdom Plantae performs photosynthesis. Kingdom Fungi performs external digestion. Kingdom Animalia performs internal digestion and moves at least once in their life-cycle.</text:span></text:p>
      <text:p text:style-name="Standard"><text:span text:style-name="T2">Adaptation - An individual with an inherited variation that counters an advantage in competition for resources, will be more likely to survive &amp; reproduce, passing on favorable traits.</text:span></text:p>
      <text:p text:style-name="Standard"><text:span text:style-name="T2">Avoid accepting a false hypothesis.</text:span></text:p>
      <text:p text:style-name="Standard"><text:span text:style-name="T2">A good hypothesis must be two things: It has to be testable and falsifiable.</text:span></text:p>
      <text:p text:style-name="Standard"><text:span text:style-name="T2"/></text:p>
      <text:p text:style-name="Standard"><text:span text:style-name="T2">Atomic number is the number of protons. Variations in number of neutrons, that's what gives you isotopes.</text:span></text:p>
      <text:p text:style-name="Standard"><text:span text:style-name="T2">Driving force of a chemical reaction: Elements get together to form a full outer shell.</text:span></text:p>
      <text:p text:style-name="Standard"><text:span text:style-name="T2">Electronegativity difference</text:span></text:p>
      <text:p text:style-name="Standard"><text:span text:style-name="T2">Ionic bond is 100% polar, has complete loss or gain of electron(s)</text:span></text:p>
      <text:p text:style-name="Standard"><text:span text:style-name="T2">Nonpolar covalent is 0% polar, has equal sharing of electron(s)</text:span></text:p>
      <text:p text:style-name="Standard"><text:span text:style-name="T2">Between the two is called polar covalent, has unequal sharing of electron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7-09-25T13:00:24.84</meta:creation-date>
    <dc:date>2017-09-25T14:12:28.43</dc:date>
    <dc:creator>Timothy Cayer</dc:creator>
    <meta:editing-duration>PT1H12M3S</meta:editing-duration>
    <meta:editing-cycles>6</meta:editing-cycles>
    <meta:generator>OpenOffice/4.1.3$Win32 OpenOffice.org_project/413m1$Build-9783</meta:generator>
    <meta:document-statistic meta:table-count="0" meta:image-count="0" meta:object-count="1" meta:page-count="1" meta:paragraph-count="21" meta:word-count="233" meta:character-count="1362"/>
  </office:meta>
</office:document-meta>
</file>

<file path=Object 1/content.xml><?xml version="1.0" encoding="utf-8"?>
<math xmlns="http://www.w3.org/1998/Math/MathML">
  <semantics>
    <mrow>
      <mrow>
        <mo stretchy="false">−</mo>
        <mi>log</mi>
      </mrow>
      <mrow>
        <mo stretchy="false">(</mo>
        <mrow>
          <mn>1</mn>
        </mrow>
        <mo stretchy="false">)</mo>
      </mrow>
    </mrow>
    <annotation encoding="StarMath 5.0">-log(1)</annotation>
  </semantics>
</math>
</file>